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5cm" fo:min-width="3.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5cm" fo:min-width="5.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75cm" fo:min-width="3.401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85cm" fo:min-width="7.7cm"/>
    </style:style>
    <style:style style:name="gr6" style:family="graphic" style:parent-style-name="objectwithoutfill">
      <style:graphic-properties draw:stroke="dash" draw:stroke-dash="Dashed_20__28_var_29_" svg:stroke-width="0.018cm" draw:marker-start="" draw:marker-start-width="0.227cm" draw:marker-end-width="0.227cm" svg:stroke-opacity="100%" draw:fill="none" draw:textarea-vertical-align="middle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cm" svg:height="1.5cm" svg:x="3.6cm" svg:y="4.5cm">
          <text:p text:style-name="P1"><text:span text:style-name="T1">Test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cm" svg:height="1.5cm" svg:x="12.1cm" svg:y="4.5cm">
          <text:p text:style-name="P1"><text:span text:style-name="T1">Traini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cm" svg:height="1.5cm" svg:x="2.5cm" svg:y="7.5cm">
          <text:p text:style-name="P1">Capture Dat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cm" svg:height="1.5cm" svg:x="11.4cm" svg:y="7.2cm">
          <text:p text:style-name="P1">Capture Dat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cm" svg:height="1.5cm" svg:x="2.4cm" svg:y="10.4cm">
          <text:p text:style-name="P1"><text:span text:style-name="T1">Preprocess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cm" svg:height="1.5cm" svg:x="11.2cm" svg:y="10.3cm">
          <text:p text:style-name="P1"><text:span text:style-name="T1">Preprocessi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cm" svg:height="1.5cm" svg:x="2.6cm" svg:y="13.4cm">
          <text:p text:style-name="P1">Ekstrasi Ciri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cm" svg:height="1.5cm" svg:x="11.4cm" svg:y="13.4cm">
          <text:p text:style-name="P1">Ekstrasi Ciri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cm" svg:height="1.5cm" svg:x="2.6cm" svg:y="16.5cm">
          <text:p text:style-name="P1">Identifikasi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cm" svg:height="1.5cm" svg:x="2.4cm" svg:y="19.6cm">
          <text:p text:style-name="P1">Hasil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3cm" svg:y1="9cm" svg:x2="5.3cm" svg:y2="10.5cm">
          <text:p/>
        </draw:line>
        <draw:line draw:style-name="gr3" draw:text-style-name="P4" draw:layer="layout" svg:x1="16.72cm" svg:y1="23.9cm" svg:x2="16.7cm" svg:y2="25.5cm">
          <text:p/>
        </draw:line>
        <draw:line draw:style-name="gr3" draw:text-style-name="P4" draw:layer="layout" svg:x1="14.42cm" svg:y1="23.5cm" svg:x2="14.4cm" svg:y2="25.1cm">
          <text:p/>
        </draw:line>
        <draw:line draw:style-name="gr3" draw:text-style-name="P4" draw:layer="layout" svg:x1="12.5cm" svg:y1="17.4cm" svg:x2="8.5cm" svg:y2="17.4cm">
          <text:p/>
        </draw:line>
        <draw:line draw:style-name="gr3" draw:text-style-name="P4" draw:layer="layout" svg:x1="5.32cm" svg:y1="18cm" svg:x2="5.3cm" svg:y2="19.6cm">
          <text:p/>
        </draw:line>
        <draw:line draw:style-name="gr3" draw:text-style-name="P4" draw:layer="layout" svg:x1="14.42cm" svg:y1="14.9cm" svg:x2="14.4cm" svg:y2="16.5cm">
          <text:p/>
        </draw:line>
        <draw:line draw:style-name="gr3" draw:text-style-name="P4" draw:layer="layout" svg:x1="14.4cm" svg:y1="11.8cm" svg:x2="14.38cm" svg:y2="13.4cm">
          <text:p/>
        </draw:line>
        <draw:line draw:style-name="gr3" draw:text-style-name="P4" draw:layer="layout" svg:x1="14.2cm" svg:y1="8.7cm" svg:x2="14.18cm" svg:y2="10.3cm">
          <text:p/>
        </draw:line>
        <draw:line draw:style-name="gr3" draw:text-style-name="P4" draw:layer="layout" svg:x1="5.3cm" svg:y1="14.9cm" svg:x2="5.28cm" svg:y2="16.5cm">
          <text:p/>
        </draw:line>
        <draw:line draw:style-name="gr3" draw:text-style-name="P4" draw:layer="layout" svg:x1="5.3cm" svg:y1="11.9cm" svg:x2="5.28cm" svg:y2="13.5cm">
          <text:p/>
        </draw:line>
        <draw:custom-shape draw:style-name="gr4" draw:text-style-name="P3" draw:layer="layout" svg:width="3.9cm" svg:height="3.2cm" svg:x="12.5cm" svg:y="16.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8.2cm" svg:height="1.1cm" svg:x="10.9cm" svg:y="20.2cm">
          <text:p text:style-name="P1"><text:span text:style-name="T1">Template database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9.8cm" svg:y1="3.1cm" svg:x2="9.8cm" svg:y2="22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5T19:22:22.909000000</meta:creation-date>
    <dc:date>2018-01-16T21:12:26.216000000</dc:date>
    <meta:editing-duration>PT3M44S</meta:editing-duration>
    <meta:editing-cycles>2</meta:editing-cycles>
    <meta:generator>LibreOffice/5.4.1.2$Windows_x86 LibreOffice_project/ea7cb86e6eeb2bf3a5af73a8f7777ac570321527</meta:generator>
    <meta:document-statistic meta:object-count="23"/>
  </office:meta>
</office:document-meta>
</file>